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e7cd6" officeooo:paragraph-rsid="001e7cd6" style:font-weight-asian="bold" style:font-weight-complex="bold"/>
    </style:style>
    <style:style style:name="P2" style:family="paragraph" style:parent-style-name="Standard">
      <style:paragraph-properties fo:text-align="start" style:justify-single-word="false"/>
      <style:text-properties fo:font-weight="normal" officeooo:rsid="001e7cd6" officeooo:paragraph-rsid="001e7cd6" style:font-weight-asian="normal" style:font-weight-complex="normal"/>
    </style:style>
    <style:style style:name="P3" style:family="paragraph" style:parent-style-name="Standard">
      <style:paragraph-properties fo:text-align="start" style:justify-single-word="false"/>
      <style:text-properties fo:font-weight="normal" officeooo:rsid="001e7cd6" officeooo:paragraph-rsid="002342ce" style:font-weight-asian="normal" style:font-weight-complex="normal"/>
    </style:style>
    <style:style style:name="P4" style:family="paragraph" style:parent-style-name="Standard">
      <style:paragraph-properties fo:text-align="start" style:justify-single-word="false"/>
      <style:text-properties fo:font-weight="normal" officeooo:rsid="001e7cd6" officeooo:paragraph-rsid="0023cf4d" style:font-weight-asian="normal" style:font-weight-complex="normal"/>
    </style:style>
    <style:style style:name="P5" style:family="paragraph" style:parent-style-name="Standard">
      <style:paragraph-properties fo:text-align="start" style:justify-single-word="false"/>
      <style:text-properties fo:font-weight="normal" officeooo:rsid="0020eeb7" officeooo:paragraph-rsid="002342ce" style:font-weight-asian="normal" style:font-weight-complex="normal"/>
    </style:style>
    <style:style style:name="P6" style:family="paragraph" style:parent-style-name="Standard">
      <style:paragraph-properties fo:text-align="start" style:justify-single-word="false"/>
      <style:text-properties fo:font-weight="normal" officeooo:rsid="0020eeb7" officeooo:paragraph-rsid="0023cf4d" style:font-weight-asian="normal" style:font-weight-complex="normal"/>
    </style:style>
    <style:style style:name="P7" style:family="paragraph" style:parent-style-name="Standard">
      <style:paragraph-properties fo:text-align="end" style:justify-single-word="false"/>
      <style:text-properties fo:font-weight="bold" officeooo:rsid="001e7cd6" officeooo:paragraph-rsid="001e7cd6" style:font-weight-asian="bold" style:font-weight-complex="bold"/>
    </style:style>
    <style:style style:name="T1" style:family="text">
      <style:text-properties officeooo:rsid="0020eeb7"/>
    </style:style>
    <style:style style:name="T2" style:family="text">
      <style:text-properties officeooo:rsid="0023cf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Stenmark</text:p>
      <text:p text:style-name="P1">AP Computer Science</text:p>
      <text:p text:style-name="P1">2016-01-04</text:p>
      <text:p text:style-name="P1"/>
      <text:p text:style-name="P2"><text:tab/></text:p>
      <text:p text:style-name="P2"/>
      <text:p text:style-name="P3"><text:tab/>Code readability depends directly on correct, consistent syntax, adherence to best-practice rules and good documentation. These are all especially important when working in a team or open environment, where others may have to read and make changes to your code. <text:span text:style-name="T2">Failure to follow these general guidelines will result in sloppy code that will be extremely hard to maintain in the event that it breaks at some point in the future. </text:span></text:p>
      <text:p text:style-name="P3"/>
      <text:p text:style-name="P4"><text:tab/>Example 1 more or less follows these guidelines, <text:span text:style-name="T1">although I am not sure a comment to denote the main method is necessary. Example 2 introduces some tabbing inconsistencies, for instance the opening and closing brackets of the main method and static method are not tabbed equally. Additionally, the println method on line 8 is missing a semicolon at the end of the line. This code will not compile, and the tabbing inconsistencies make it difficult to read. Finally, Example 3 exhibits the same inconsistent tabbing, and introduces inconsistent whitespaces between parentheses. The default constructor on line 4 has no whitespace between it's parentheses, while the method on line 9 does. This inconsistency occurs more than once in this example. </text:span></text:p>
      <text:p text:style-name="P4"/>
      <text:p text:style-name="P6"><text:tab/>I prefer the style of the first example. Pairing brackets should always be tabbed equally, and comments should be included only in instances where the purpose or function of the code is not immediately apparent. However, comments should not be used as a substitute for readable code. A somewhat silly but effective technique to make sure your code is not relying on 'hacky' implementations is to 'rubber duck debug' your code. Imagine you are speaking to a rubber duck, trying to explain why you made the design decisions that you did. When you cannot provide an explanation in simple terms that the rubber duck would understand, reconsider your decisions, and try to come to a better, simpler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1:38:59.112954941</meta:creation-date>
    <dc:date>2016-01-17T18:08:28.874411405</dc:date>
    <meta:editing-duration>PT1H20M41S</meta:editing-duration>
    <meta:editing-cycles>3</meta:editing-cycles>
    <meta:generator>LibreOffice/4.4.7.2$Linux_X86_64 LibreOffice_project/40$Build-2</meta:generator>
    <meta:document-statistic meta:table-count="0" meta:image-count="0" meta:object-count="0" meta:page-count="1" meta:paragraph-count="7" meta:word-count="313" meta:character-count="1926" meta:non-whitespace-character-count="1613"/>
  </office:meta>
</office:document-meta>
</file>